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仔仔 | 2007.09.30 09:02 | </text:span><text:span text:style-name="T2">#</text:span></text:p>
      <text:p text:style-name="P2"><text:span text:style-name="T1">中國時報 F2/國際新聞 2007/09/26</text:span><text:span text:style-name="T3"><text:line-break/></text:span><text:span text:style-name="T1">《林博文專欄》誰敢捋以色列遊說團的虎鬚</text:span></text:p>
      <text:p text:style-name="P2"><text:span text:style-name="T1">【林博文】</text:span></text:p>
      <text:p text:style-name="P2"><text:span text:style-name="T1">　　哥倫比亞大學國際與公共事務學院邀請伊朗總統阿瑪迪尼杰演講，引發美國媒體與猶太社區（尤其是紐約）歇斯底里的抗議，令人想到以色列遊說團在美國政界與媒體所擁有的呼風喚雨力量。剛好最近出版了一本嚴厲批判以色列遊說團的著作，抵制、杯葛和謾罵這本書和兩位作者的聲音，竟像閃電交加那樣可怕！</text:span></text:p>
      <text:p text:style-name="P2"><text:span text:style-name="T1">　　芝加哥大學政治學教授米爾歇摩（John Mearsheimer）及哈佛大學甘迺迪政府學院國際事務教授華特（Stephen M. Walt），去年在〈倫敦書評〉雜誌發表了一篇〈以色列遊說團的美國外交政策〉的長文，當時即引起大西洋兩岸學界與政界的極大關注。這篇論文的主題只有一個，就是：以色列遊說團對美國外交的負面影響，已成為美國的「戰略負擔」（Strategic Liability）。</text:span></text:p>
      <text:p text:style-name="P2"><text:span text:style-name="T1">　　米爾歇摩與華特教授將這篇文章擴大成書（書名與文章題目一樣），在本月初出版，書還未正式上市，即已經吹皺了一池秋水。紐約市立大學研究所人文研究中心、芝加哥環球事務協會和其他幾個團體，原本約好請作者演講，但在壓力下，臨時取消。壓力來自何處，大家心知肚明。九月二十三日出版的〈紐約時報書評周刊〉刊登了一篇火力旺盛的書評，痛批這本書，作者是腳跨政界與媒體的前紐約時報外交專欄作家、前〈外交關係協會〉會長、猶太裔的雷斯利．戈爾布（ Leslie H. Gelb）。</text:span></text:p>
      <text:p text:style-name="P2"><text:span text:style-name="T1">　　所謂〈以色列遊說團〉（Israel Lobby），並不是專指一個組織，而是包括好幾個幫以色列出力出錢出氣的團體和個人。如紐約《每日新聞》和《美國新聞與世界報導》周刊發行人、猶太裔地產商朱克曼（Mortimer B.Zhckerman），即是一個狂熱的以色列遊說團主將。這幾天，《每日新聞》特日痛罵伊朗總統，首頁大標題稱他是「邪惡的人」。</text:span></text:p>
      <text:p text:style-name="P2"><text:span text:style-name="T1">　　米爾歇摩和華特指控以色列遊說團劫持美國外交迫使美國向以色列一面倒，鼓吹侵略伊拉克，現在又以侵略伊朗而吶喊。這兩位學者說，以色列對美國已不再具有戰略價值，放棄以色列並無損於外交政策，不能賡續自縛手腳，否則只會受到以色列的羈絆而失去重整中東外交的契機。</text:span></text:p>
      <text:p text:style-name="P2"><text:span text:style-name="T1">　　卡特時代的國安顧問布里辛斯基在《外交政策》雜誌上對史爾歇摩和華特的新書，褒多於貶。不過他說，力量強大的遊說團何止以色列遊說團，古巴遊說團和亞美尼亞人遊說團都是效率最高的遊說團。布氏亦表示，台灣遊說團和希臘遊說團也是名列前茅的遊說組織。戈爾布則認為今天的以色列遊說團已比不上之蔣介石政府的中國遊說團，他說中國遊說團在冷戰時代成功地阻止了華府和北京的接觸。</text:span></text:p>
      <text:p text:style-name="P2"><text:span text:style-name="T1">　　美國社會中強大而又敏感的猶太勢力，常引起許多人的反感，如卡特年前出版一本批評以色列、幫巴勒斯坦說公道話的書，馬上被猶太社區指責「反猶太」（anti-Semite）。史爾歇爾和華特的書出版後，約翰霍普金斯大學猶太裔保守派戰略學教授伊略特．柯恩（Eliat Ccken），立即在《華盛頓郵報》撰文咬定他們的著作是「反猶太」。哥大邀請伊朗總統蒞校演說，哥大教授柏林杰（Lee Bollinger）亦被貼上「反猶太」的標籤。柏林杰在強大的壓力下，不得不在歡迎伊朗總統的致辭中，當面痛罵他是個「卑微、殘酷的獨裁者」，完全喪失地主應有的起碼風度。很明顯地，哥大校長是為了應付難纏的猶太社區與媒體，而「表演」一番。</text:span></text:p>
      <text:p text:style-name="P2"><text:span text:style-name="T1">　　《以色列遊說團與美國外交政策》這本書的正面價值是，喚醒政界、學界與媒體，此時此刻應該開始檢討美國與以色列的特殊關係了。布希的跛鴨政府僅剩一年半，不可能改弦更張，只能寄望於2009年的新政府。然而，以色列是美國的「養子」，每年向華府拿三十億美元經濟援助（軍援不算），加上以色列遊說團和龐大的猶太勢力在旁押陣，美國要想改變中東政策、邊緣化以色列，有可能嗎？</text:span></text:p>
      <text:p text:style-name="P1"><text:span text:style-name="T1">陳真 | 2007.09.27 05:16 | </text:span><text:span text:style-name="T2">#</text:span></text:p>
      <text:p text:style-name="P3"><text:span text:style-name="T1">最近電影 "色戒" 很熱門,董事長因塞車沒能趕上首映,但也看了一遍,預計會再看幾遍.</text:span></text:p>
      <text:p text:style-name="P3"><text:span text:style-name="T1">這電影在我看來是李安拍得最好的一部,但與其說電影感動我,不如說是音樂. 我是電影上映幾天前在預告片中聽到配樂,當下就去買了 CD,看電影前就先把音樂給聽得滾瓜爛熟,透過音樂,感覺彷彿我已經看過了電影. 事實上也正是這樣,與其說導演是李安,不如說是配樂者Alexandre Desplat. 那音樂讓人更能體會影片本身想表達但卻似乎沒有表達出來的一種感覺. 不是音樂配合了影像,而反倒是影像成為音樂的一個旁白配件似的.</text:span></text:p>
      <text:p text:style-name="P1"><text:span text:style-name="T1">陳真 | 2007.09.02 22:15 | </text:span><text:span text:style-name="T2">#</text:span></text:p>
      <text:p text:style-name="P2"><text:span text:style-name="T1">老兄,你的文字全刪了. 最後,替林義雄說幾句公道話. 他並非如您所想像的那樣 "愛台灣".</text:span></text:p>
      <text:p text:style-name="P2"><text:span text:style-name="T1">出國前夕,我一個人去找他,那時民進黨已經很爛,我跟他說,我不相信有人能用卑鄙的手段追求正當的目的;我還說,我不相信那些品性不端的檯面政治人物會愛這個社會,因為這是矛盾的,他聽了點頭表示認同,並批評許多我不方便點名的政治人物的政治作為.</text:span></text:p>
      <text:p text:style-name="P2"><text:span text:style-name="T1">他也沒有期待我回國後貢獻什麼台灣. 相反地,他大概是怕我是那種為了台灣會選擇回國定居與鄉土共存亡的那種人,可我不是那種人,但他或許以為我是,所以舉了一些實例,一直跟我說何必一定要回台灣,此番出國後就一直留在海外不必回來了不也很好? 我沒有回答什麼,只說往後的事還很難預料.</text:span></text:p>
      <text:p text:style-name="P1"><text:span text:style-name="T1">陳真 | 2007.09.02 15:39 | </text:span><text:span text:style-name="T2">#</text:span></text:p>
      <text:p text:style-name="P3"><text:span text:style-name="T1">厭惡慈濟所屬的大愛台有啥不行呢? 很多人不也討厭一些主啊愛啊的基督教節目或電視台. 甚至連獲得諾貝爾和平獎的諸國際人權團體世人對之不也一大堆偽善之批評. 批評慈濟為什麼就是 "喪心病狂" 呢? 我們應該問批評得有無道理,而不是說什麼東西如此神聖而不能批評.</text:span></text:p>
      <text:p text:style-name="P3"><text:span text:style-name="T1">如果慈濟是台灣人的良心,那我們應該即刻停止一切社運才對,因為慈濟認為社運敗壞人心,證嚴法師罵勞工運動說,吃苦就是福,多多工作就是佔便宜,為什麼要爭取休假呢? 甚至還禁止所屬機構員工包括醫生護士不許參加任何遊行抗議,否則一律開除.</text:span></text:p>
      <text:p text:style-name="P3"><text:span text:style-name="T1">證嚴法師還說慈濟政治中立,可是,在國民黨時期,慈濟卻與國民黨關係好得不得了!!! 慈濟所屬刊物我大概從頭到尾都給研究過一遍,看看是否真的政治中立,結果不是,不但一點都不中立,而且根本就是一面倒倒向統治當局, 經常出現歌頌當局的想法,刊物封面更是頻頻與大官合照,一點也不政治中立. 現在統治者換人了,慈濟自然也繼續跟當局搞好關係.</text:span></text:p>
      <text:p text:style-name="P3"><text:span text:style-name="T1">慈濟的一些反社運及反對 "反對運動" 的言行,我在黨外雜誌寫過文章批評(奇怪的是,郝柏村卻以行政院長的身份頒給慈濟一個 "社會運動獎"),更批評其偽善以及其過度企業化經營理念,我一點都看不出來慈濟醫院與一般唯利是圖的私人醫院有何一絲不同.</text:span></text:p>
      <text:p text:style-name="P3"><text:span text:style-name="T1">所有這一切,有啥不能批評?</text:span></text:p>
      <text:p text:style-name="P3"><text:span text:style-name="T1">各位要討論事情,此地百無禁忌,唯一禁忌就是你不能討論那些無法討論的,就比方說我不能討論某個非公眾人物的心靈狀態是否很自卑,我也無法討論某個非公眾人物是否想跟民進黨求官,我更不能討論某個非公眾人物跟你娘是否關係良好,有沒有整天打電動讓你娘傷心等等.</text:span></text:p>
      <text:p text:style-name="P3"><text:span text:style-name="T1">台灣這鬼島真的很可悲,沒有是非,只有顏色,整天愚民,搞反華仇恨教育搞了半個多世紀.</text:span></text:p>
      <text:p text:style-name="P3"><text:span text:style-name="T1">幾次在海外遇到台灣遊客,十分不可思議,他們處處碰壁,居然歸咎於西方人把他們 "誤認" 為大陸人. 居然真的有人相信官方的宣傳,居然真的有人以為台灣人受世人尊敬且羨慕而大陸人則普遍被世人唾棄.</text:span></text:p>
      <text:p text:style-name="P3"><text:span text:style-name="T1">這就好像以前國民黨時期,居然有人真的相信我們是什麼世界民主的長城, 相信蔣公是民主世界的偉人或民主的燈塔等等.</text:span></text:p>
      <text:p text:style-name="P3"><text:span text:style-name="T1">看過兩個官方廣告,差點吐血,根本是憑空捏造的一種自欺欺人騙術, 廣告說什麼台灣好偉大,全世界的人都佩服得不得了,台灣不但參與伊拉克和阿富汗重建,而且發明這個發明那個,連雪山隧道都讓西方人自嘆弗如等等.</text:span></text:p>
      <text:p text:style-name="P3"><text:span text:style-name="T1">真難想像真的會有人相信這些鬼話.</text:span></text:p>
      <text:p text:style-name="P1"><text:span text:style-name="T1">陳真 | 2007.09.02 13:42 | </text:span><text:span text:style-name="T2">#</text:span></text:p>
      <text:p text:style-name="P2"><text:span text:style-name="T1">幾段貼文刪掉,因為你把我的話和你的話全混在一起,實在不知道你在寫什麼. 還有就是,儘管談你的理念,但別再闡揚我的想法ok?! 因為我沒辦法不斷澄清,你並不是看不懂中文,你只是與己想法不合者就當成敵人攻擊. 學習談論想法,學習批判,但不是學習抹黑!</text:span><text:span text:style-name="T3"><text:line-break/></text:span></text:p>
      <text:p text:style-name="P1"><text:span text:style-name="T1">陳真 | 2007.09.01 14:22 | </text:span><text:span text:style-name="T2">#</text:span></text:p>
      <text:p text:style-name="P3"><text:span text:style-name="T1">前輩,我沒說你不能談往事啊. 我是說,時空不能錯置,談一件事應該搞清楚那是在一個什麼樣的時空下. 就好像不能罵盧修一是國民黨的走狗,雖然他曾簽名反美麗島事件的 "暴徒",你也不能歌頌 "現在的" 邱義仁是個左派份子,同樣地,你不能說我是民進黨的同路人,你更不能說民進黨反台獨,雖然它曾經再三表示和台獨畫清界限,謝長廷更說過,說我們是台獨是一種侮辱,那都是過去式. 時空要搞清楚,不能不知今夕何夕.</text:span></text:p>
      <text:p text:style-name="P3"><text:span text:style-name="T1">民進黨的所謂開明派段宜康說,國民黨幹的壞事,民進黨沒少幹過一件. 這意味著過去和現在的民進黨,或是過去和現在的國民黨,都已非昔日面貌.</text:span></text:p>
      <text:p text:style-name="P3"><text:span text:style-name="T1">林義雄在1977年公開說國民黨是叛亂團體,但你不能拿這句話來質疑他為何如今卻與國民黨幾位領導人關係不錯,是否言行不一? 比方說馬英九勝選,林義雄主動去電致賀,林義雄還說跟連戰是老朋友,你若罵說怎麼可以跟 "叛亂團體" 的頭目致賀或套交情,這就太不知今夕何夕了.</text:span></text:p>
      <text:p text:style-name="P3"><text:span text:style-name="T1">這道理很難理解嗎?</text:span></text:p>
      <text:p text:style-name="P3"><text:span text:style-name="T1">同儕之中,幾個比我被國民黨折磨得更慘? 但這些都是往事,往事可以緬懷,但過去的人事物無法一成不變套用在當下的公眾事務上,就好像我不能一直緬懷反清復明而質疑我的祖先為何要當清朝的官一樣.過去大家不也老是講什麼黃花崗七十二烈士多偉大,但那跟當時的國民黨之腐敗專制又有啥關係呢? 這道理很難理解嗎?</text:span></text:p>
      <text:p text:style-name="P3"><text:span text:style-name="T1">更重要的是,不要期待别人跟自己一樣對於往事有著同樣的恨或同樣的愛. 對於中共也一樣,不能期待別人跟你有著同樣的情緒或思緒.</text:span></text:p>
      <text:p text:style-name="P3"><text:span text:style-name="T1">我對國家這種東西越來越深感厭惡,國家之間所虛構或建構的萬般恩怨情仇,都不該轉嫁到個人身上,不該恨一整個國家的人,就好像我反美,但我不恨美國人. 我反以色列,但我喜歡猶太人,兩位感情最好的老師都是猶太人. 我反中共之走資傾向導致貧富不均,但我一直喜歡中國人. 政治不應扭曲人性.</text:span></text:p>
      <text:p text:style-name="P3"><text:span text:style-name="T1">還有就是我從沒歌頌過國民黨,別老是扣我帽子吧. 我不是那種笨到會去歌頌一個黨或一種政治主張的笨蛋. 還是老話,要學習如何講道理,不是學習如何貶損他人人格或扭曲他人的想法,把一些根本與對方一點都搭不上線的罪名冠給他,這樣很沒有意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